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ueba técnica Factoría F5 (Deadline: 10 de Enero)</text:p>
      <text:p text:style-name="Standard"/>
      <text:p text:style-name="Standard">Objetivo: Desarrollar una aplicación web con el objetivo de gestionar “mis imágenes</text:p>
      <text:p text:style-name="Standard">favoritas” para ello será necesario cumplir los siguientes casos de uso:</text:p>
      <text:p text:style-name="Standard">- Como usuario será necesario poder ver una lista de mis imágenes (imagen y un</text:p>
      <text:p text:style-name="Standard">título)</text:p>
      <text:p text:style-name="Standard">- Como usuario será necesario poder añadir imágenes a una base de datos</text:p>
      <text:p text:style-name="Standard">- Como usuario será necesario poder eliminar una imágen</text:p>
      <text:p text:style-name="Standard">- Como usuario será necesario poder editar una imagen existente</text:p>
      <text:p text:style-name="Standard">Todo lo no especificado es libre (la creatividad importa!)</text:p>
      <text:p text:style-name="Standard">Puedes usar cualquier tecnología, framework y arquitectura pero esperamos que recuerdes</text:p>
      <text:p text:style-name="Standard">lo importante (mejor la calidad que la cantidad.</text:p>
      <text:p text:style-name="Standard">IMPRESCINDIBLE: buenas prácticas de desarrollo de Software: Test, SOLID, git,</text:p>
      <text:p text:style-name="Standard">commits... etc)</text:p>
      <text:p text:style-name="Standard">Esperamos un repositorio en github con un readme en el que se especifique lo siguiente:</text:p>
      <text:p text:style-name="Standard">- Qué se necesita para para instalar y probar la aplicación</text:p>
      <text:p text:style-name="Standard">- Explicación del proceso de desarrollo y justificación (cuál es la arquitectura, qué</text:p>
      <text:p text:style-name="Standard">técnicas has utilizado, así como todo lo que creas relevante para nosotra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6T13:36:28.512486705</meta:creation-date>
    <dc:date>2022-01-16T13:37:55.732418415</dc:date>
    <meta:editing-duration>PT1M28S</meta:editing-duration>
    <meta:editing-cycles>1</meta:editing-cycles>
    <meta:document-statistic meta:table-count="0" meta:image-count="0" meta:object-count="0" meta:page-count="1" meta:paragraph-count="17" meta:word-count="170" meta:character-count="1069" meta:non-whitespace-character-count="916"/>
    <meta:generator>LibreOffice/6.4.7.2$Linux_X86_64 LibreOffice_project/40$Build-2</meta:generator>
  </office:meta>
</office:document-meta>
</file>